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0% 100%" style:font-name="Times New Roman1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  <style:style style:name="T12" style:family="text">
      <style:text-properties style:text-line-through-style="none" style:text-position="super 58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7?]</text:p>
      <text:p text:style-name="P2">Month<text:tab/><text:tab/><text:tab/><text:tab/><text:tab/><text:tab/></text:p>
      <text:p text:style-name="P2">Year<text:tab/><text:tab/><text:tab/><text:tab/><text:tab/><text:tab/>[1877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; Shavuot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For the 17<text:span text:style-name="T2">th</text:span><text:span text:style-name="T3"> anniversary of/</text:span></text:p>
      <text:p text:style-name="P6"><text:span text:style-name="T3">the 7</text:span><text:span text:style-name="T2">th</text:span><text:span text:style-name="T3"> st Synagogue./</text:span></text:p>
      <text:p text:style-name="P6"><text:span text:style-name="T3"/></text:p>
      <text:p text:style-name="P5"><text:span text:style-name="T3">[Page 1]</text:span></text:p>
      <text:p text:style-name="P5"><text:span text:style-name="T3">Brethren! <text:s/>This year the anniversary sermon has been/ deferred longer than ordinarily. <text:s/>You may have observed that/ heretofore it was delivered on either of two sacred days./ <text:s/>If the New Moon occurred before the Sabbath preceding/ the week in which Pentecost is celebrated, I spoke concern-/-ing the dedication of our new Synagogue upon that Sabbath./ <text:s/>If it happened later, I addressed you on the topic the first/ day of the festival. <text:s/>I ought, accordingly, to have alluded/ yesterday morning to the occasion, on which we entered/ </text:span><text:span text:style-name="T4">we</text:span><text:span text:style-name="T7"> this edifice, seventeen years ago. <text:s/>But a long expe-/-rience has shown me that of all our holidays, "the feast/ of Weeks" attracts the smallest number of my American/ coreligionists to the house of God. <text:s/>Why it should be/ so, I am at a loss to divine. <text:s/>For, were I asked, which/ of our solemn seasons might claim priority, I would/ unhesitatingly answer: that wherein we learnt our duties,/ is entitled to the highest distinction. <text:s/>Admitting/ that Judaism, and the religions derived form it, hinge/ on the event of the Passover; for, unless we had be-/-come a separate and free nation, the knowledge of/</text:span></text:p>
      <text:p text:style-name="P5"><text:span text:style-name="T7"/></text:p>
      <text:p text:style-name="P5"><text:span text:style-name="T7">[Page 2]</text:span></text:p>
      <text:p text:style-name="P5"><text:span text:style-name="T7">Holy Writ could neither have been acquired, nor/ disseminated,--a fact of which we are reminded/ by the compilers of our ritual, who to the performance/ of almost every practice they attach the sentence "a </text:span><text:soft-page-break/><text:span text:style-name="T7">memorial/ of the coming out of Egypt"--; Admitting </text:span><text:span text:style-name="T4">that Ju-</text:span><text:span text:style-name="T7"> also that/ </text:span><text:span text:style-name="T4">-daism</text:span><text:span text:style-name="T7"> the institution of the Sabbath had precedence to the/ delivery of the Decalogue, and that the latter meant only/ to give it the strongest confirmation; still, the day/ of Sinai may be rightly regarded as a central light,/ from which, like so many luminous rays, the tenets and/ ordinances of our faith emanate. <text:s/>Why it should/ not exhibit the largest multitude of worshippers[sic!] in the/ sanctuary, I cannot imagine. <text:s/>To raise the ob-/-jection,--captiously made by some, that the Scriptures/ are silent about the real season, which we now cele-/-brate, would be a denial of both the written and the/ oral law. <text:s/>To say that the fiftieth day form the/ presentation of the first sheaf of the barley-produce to the/ Temple has lost its significance since our dispersion,/ and to solemnize on it the promulgation of the ten/ commandments is to do what history does not warrant,/ would show a want of reflection inexcusable in any Israelite./</text:span></text:p>
      <text:p text:style-name="P5"><text:span text:style-name="T7"/></text:p>
      <text:p text:style-name="P5"><text:span text:style-name="T7">[Page 3]</text:span></text:p>
      <text:p text:style-name="P5"><text:span text:style-name="T7">We cannot prove to the world mathematically/ that the sixth of Sivan is the day on which the/ Duty revealed His will to a priestly assemblage,/ but we can approximately demonstrate it, even with-/-out taking into consideration the oral teachings of the/ fathers. <text:s/>That this is the third month of the ec-/-clesiastical year,--which, in deference to the great event/ of the deliverance from bondage begins in Nissan--,/ none can doubt; that the word </text:span><text:span text:style-name="T8">Chodesh</text:span><text:span text:style-name="T9">, as in "Ba-/-Chodesh Hashelishi" often stands by itself in Biblical/ style to signify the New Moon, none acquainted/ with the Hebrew language will gainsay. <text:s/>Consequently,/ we may believe what is accepted by our comment-/-ators, that the day of our fathers' arrival at Sinai/ was the first of Sivan. <text:s/>And as we are told that/ the people, upon reaching that desert in Arabia,/ encamped opposite the mountain, namely, the mount-/-ain of which Moses must have spoken, as having been/ hallowed by the vision of the burning-bush, and by the/ expressed pre-ordination of God, it follows clearly,/</text:span></text:p>
      <text:p text:style-name="P5"><text:span text:style-name="T9"/></text:p>
      <text:p text:style-name="P5"><text:span text:style-name="T9">[Page 4]</text:span></text:p>
      <text:p text:style-name="P5"><text:span text:style-name="T9">that soon after that, the three days preparatory/ to the promulgation of the Decalogue commenced./ <text:s/>Hence, the greatest of all events in history, must, of neces-/-sity, have taken place early in Sivan. <text:s/>But we/ believe also what men who obtained instruction from/ prophets, have handed down. <text:s/>They have assured poster-/-</text:span><text:span text:style-name="T5">r</text:span><text:span text:style-name="T9">ity that the festival which Israel solemnize at this/ period of our year is doubly sacred; that it recalls/ the sense of gratitude evinced by their ancestors at/ God's blessing, when the fields smiled with </text:span><text:span text:style-name="T5">the</text:span><text:span text:style-name="T9"> a pro-/-mised abundance, and its recipients conveyed to/ the habitation of the Lord two loaves made of the first/ wheat the soil had yielded, and that it is, more-/-over, the anniversary of the birth-day of that/ matchless declaration, which underlies the constitu-/-tions of civilized mankind. <text:s/>And this double feature,/ they set before us, when they wrote in our liturgy,/ "Thou (O Lord) hast given us this feast of Weeks, the/ season of the delivery of our Law", an utterance, my/ brethren, universally repeated in Israel, and sanctioned,/ likewise, by authors, who, cannot be said, to have been/ influenced by Rabbinical imparting./</text:span></text:p>
      <text:p text:style-name="P5"><text:span text:style-name="T9"/></text:p>
      <text:p text:style-name="P5"><text:span text:style-name="T9">[Page 5]</text:span></text:p>
      <text:p text:style-name="P5"><text:span text:style-name="T9">Why, then, the disciples of the Sages should esteem lightly/ what is of primary importance, I am unable to explain,/ but, as they do not as a role prove they adequately value it, by/ </text:span><text:span text:style-name="T5">a thronged</text:span><text:span text:style-name="T9"> gathering in throngs at the Tabernacle of prayer, I have/ postponed that which I wished ot say to my congrega-/-tion, to the Sabbath-day; when I hoped that a larger/ number than usual would </text:span><text:span text:style-name="T5">of</text:span><text:span text:style-name="T9"> assemble in our consecrated/ edifice. <text:s/>Well: dear hearers! <text:s/>We have some cause/ this year, for self-gratulation. <text:s/>This religious body of ours,/ having attained the venerable age of nearly a hund-/-red years, was considered decrepit, and verging on the/ grave of dissolution. <text:s/>Thanks to a watchful Providence,/ not alone it has kept alive, but it has given signs/ of renewed vigor. <text:s/>Our Synagogue has had the power/ to draw persons, who derive pleasure from carrying/ out ancestral usages. <text:s/>For, scarcely once in all the/ services here performed,--independent of the ordinary/ Friday evenings and Sabbath morning-worship--, </text:span><text:soft-page-break/><text:span text:style-name="T9">scarce-/-ly once has the requisite number been found wanting./ <text:s/>The minor sanctuary of the Mikv</text:span><text:span text:style-name="T10">é</text:span><text:span text:style-name="T11"> Israel Congregation,/ is now the cynosure of all eyes, that are not closed to the ne-/-cessity of supporting Judaism by outward as well as by inward/ agencies./</text:span></text:p>
      <text:p text:style-name="P5"><text:span text:style-name="T11"/></text:p>
      <text:p text:style-name="P5"><text:span text:style-name="T11">[Page 6]</text:span></text:p>
      <text:p text:style-name="P5"><text:span text:style-name="T11">Coreligionists, connected with other congregations, attend it/ with great frequency, certain to meet, what is at/ present, rarely </text:span><text:span text:style-name="T6">met</text:span><text:span text:style-name="T11"> observed elsewhere, I mean, the per-/-formance of the worship with undeviating regularity,/ and an indiscriminate bestowal of religious honors/ on all attendants. <text:s/>But another cause for rejoi-/-cing, is the faint but still perceptible wish in parents,/--who contribute to the stability of our Synagogue--,/ to supply their sons with instruction in Hebrew. <text:s/>A/ wish which I interpret as a happy prognostic; for/ it may beget a revival, the good effects of which can/ never be overestimated. <text:s/>The distinguishing character-/-istic of the dwelling where the God of Sinai receives/ the homage of His adorers, must indispensably be/ the use of the language in which He delivered His/ will to the priestly nation. <text:s/>None born of our race,/ should remain entirely ignorant thereof, but our/ sons ought early to acquire a taste for the culti-/-vation of a learning which alone can save the bond/ of our unity from disruption, and Jewish communities/</text:span></text:p>
      <text:p text:style-name="P5"><text:span text:style-name="T11"/></text:p>
      <text:p text:style-name="P5"><text:span text:style-name="T11">[Page 7]</text:span></text:p>
      <text:p text:style-name="P5"><text:span text:style-name="T11">from extinction. <text:s/>Grateful to all fathers and mothers/ who, impressed with </text:span><text:span text:style-name="T6">a</text:span><text:span text:style-name="T11"> their solemn obligation, do not/ begrudge the remuneration given to the private teachers,/ striding to enable their offspring to sing understanding-/-ly the sacred hymns and psalms of the Synagogue. <text:s/>I/ must also express my satisfaction that some of my young brethren have/ availed themselves of my gratuitous efforts, in larger/ numbers and with more constancy than formerly./</text:span></text:p>
      <text:p text:style-name="P5"><text:span text:style-name="T11">If our new structure, has not perceived in its 16</text:span><text:span text:style-name="T12">th</text:span><text:span text:style-name="T11"> year,/ the realization of that for which every stone thereof must/ long--its deliverance from any entanglement with an/ association which may partly claim it as its possess-/-ion, it has nevertheless not suffered temporarily, while/ it has, in a small degree, prospered spiritually./</text:span></text:p>
      <text:p text:style-name="P5"><text:span text:style-name="T11">Its temporal directors still evince great interest, and have/ not slackened their exertions in promoting its welfare./ <text:s/>Under their administration, broad but judicious, liberal/ but economical, firm but mild, the permanence of the/ Mickv</text:span><text:span text:style-name="T10">é</text:span><text:span text:style-name="T11"> Israel Congregation, whose 17</text:span><text:span text:style-name="T12">th</text:span><text:span text:style-name="T11"> anniversary, we celebrate/ will be secured. <text:s/>"The glory of this latter house, shall/ be greater than the former--and in this place will I give/ </text:span><text:span text:style-name="T6">give</text:span><text:span text:style-name="T11"> peace saith the Lord of hosts."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5T11:35:01.03</meta:creation-date>
    <meta:document-statistic meta:table-count="0" meta:image-count="0" meta:object-count="0" meta:page-count="4" meta:paragraph-count="79" meta:word-count="1519" meta:character-count="9615"/>
    <dc:date>2012-09-25T12:07:12.57</dc:date>
    <dc:creator>Penn Libraries</dc:creator>
    <meta:editing-duration>PT00H00M50S</meta:editing-duration>
    <meta:editing-cycles>1</meta:editing-cycles>
    <meta:generator>OpenOffice.org/3.2$Win32 OpenOffice.org_project/320m12$Build-9483</meta:generator>
  </office:meta>
</office:document-meta>
</file>